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P2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3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officeooo:rsid="00151105" officeooo:paragraph-rsid="00151105"/>
    </style:style>
    <style:style style:name="P4" style:family="paragraph" style:parent-style-name="Standard" style:list-style-name="WWNum2" style:master-page-name="Standard">
      <style:paragraph-properties fo:margin-left="1.27cm" fo:margin-right="0cm" fo:margin-top="0cm" fo:margin-bottom="0cm" loext:contextual-spacing="true" fo:text-indent="-0.635cm" style:auto-text-indent="false" style:page-number="1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</style:style>
    <style:style style:name="P7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  <style:text-properties officeooo:paragraph-rsid="000e2e8a"/>
    </style:style>
    <style:style style:name="P8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  <style:text-properties officeooo:rsid="000fc675" officeooo:paragraph-rsid="000fc675"/>
    </style:style>
    <style:style style:name="P9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  <style:text-properties officeooo:rsid="00110482" officeooo:paragraph-rsid="00110482"/>
    </style:style>
    <style:style style:name="P10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  <style:text-properties officeooo:rsid="00128b05" officeooo:paragraph-rsid="00128b05"/>
    </style:style>
    <style:style style:name="P11" style:family="paragraph" style:parent-style-name="Standard">
      <style:paragraph-properties fo:margin-left="2.54cm" fo:margin-right="0cm" fo:margin-top="0cm" fo:margin-bottom="0cm" loext:contextual-spacing="false" fo:text-indent="0cm" style:auto-text-indent="false"/>
    </style:style>
    <style:style style:name="P12" style:family="paragraph" style:parent-style-name="Standard">
      <style:paragraph-properties fo:margin-left="2.54cm" fo:margin-right="0cm" fo:margin-top="0cm" fo:margin-bottom="0cm" loext:contextual-spacing="false" fo:text-indent="1.27cm" style:auto-text-indent="false"/>
    </style:style>
    <style:style style:name="T1" style:family="text">
      <style:text-properties style:font-name="Droid Sans" fo:font-size="12pt" style:font-name-asian="Droid Sans1" style:font-size-asian="12pt" style:font-name-complex="Droid Sans1" style:font-size-complex="12pt"/>
    </style:style>
    <style:style style:name="T2" style:family="text">
      <style:text-properties style:font-name="Droid Sans" fo:font-size="12pt" officeooo:rsid="000e2e8a" style:font-name-asian="Droid Sans1" style:font-size-asian="12pt" style:font-name-complex="Droid Sans1" style:font-size-complex="12pt"/>
    </style:style>
    <style:style style:name="T3" style:family="text">
      <style:text-properties style:font-name="Droid Sans" fo:font-size="12pt" officeooo:rsid="001467e7" style:font-name-asian="Droid Sans1" style:font-size-asian="12pt" style:font-name-complex="Droid Sans1" style:font-size-complex="12pt"/>
    </style:style>
    <style:style style:name="T4" style:family="text">
      <style:text-properties style:font-name="Droid Sans" fo:font-size="12pt" style:text-underline-style="none" style:font-name-asian="Droid Sans1" style:font-size-asian="12pt" style:font-name-complex="Droid Sans1" style:font-size-complex="12pt"/>
    </style:style>
    <style:style style:name="T5" style:family="text">
      <style:text-properties style:font-name="Droid Sans" fo:font-size="12pt" style:text-underline-style="solid" style:text-underline-width="auto" style:text-underline-color="font-color" style:font-name-asian="Droid Sans1" style:font-size-asian="12pt" style:font-name-complex="Droid Sans1" style:font-size-complex="12pt"/>
    </style:style>
    <style:style style:name="T6" style:family="text">
      <style:text-properties style:font-name="Droid Sans" fo:font-size="12pt" fo:font-style="italic" style:text-underline-style="none" style:font-name-asian="Droid Sans1" style:font-size-asian="12pt" style:font-style-asian="italic" style:font-name-complex="Droid Sans1" style:font-size-complex="12pt"/>
    </style:style>
    <style:style style:name="T7" style:family="text">
      <style:text-properties style:font-name="Droid Sans" fo:font-size="10pt" fo:font-style="italic" style:font-name-asian="Droid Sans1" style:font-size-asian="10pt" style:font-style-asian="italic" style:font-name-complex="Droid Sans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20795911520632246" text:style-name="WWNum2">
        <text:list-item>
          <text:p text:style-name="P4"><text:span text:style-name="T1">“;” en trop sur les imports</text:span></text:p>
        </text:list-item>
        <text:list-item>
          <text:p text:style-name="P1"><text:span text:style-name="T1">oublie de quelques “;” qui empêchent la compilation dans le main</text:span></text:p>
        </text:list-item>
        <text:list-item>
          <text:p text:style-name="P1"><text:span text:style-name="T1">quelques problèmes d’indentations dans les classes </text:span></text:p>
        </text:list-item>
        <text:list-item>
          <text:p text:style-name="P3"><text:span text:style-name="T1">En général, les préconditions ne précisent que si c’est un entier mais pas si cet entier contient des valeurs particulières ou des valeurs interdites.</text:span></text:p>
        </text:list-item>
      </text:list>
      <text:p text:style-name="P5"/>
      <text:list xml:id="list6852499065754327289" text:style-name="WWNum1">
        <text:list-item>
          <text:p text:style-name="P2"><text:span text:style-name="T1">main </text:span></text:p>
          <text:list>
            <text:list-item>
              <text:p text:style-name="P6"><text:span text:style-name="T2">A</text:span><text:span text:style-name="T1">ccès aux attributs de la classe Joueur par attribut directement (pas d’accesseurs)</text:span></text:p>
            </text:list-item>
            <text:list-item>
              <text:p text:style-name="P6"><text:span text:style-name="T1">Erreur de conception : il y a une possibilité de boucle infini lors du positionnement d’un bateau. </text:span></text:p>
            </text:list-item>
          </text:list>
        </text:list-item>
      </text:list>
      <text:p text:style-name="P11"><text:span text:style-name="T5">Exemple</text:span><text:span text:style-name="T1"> : </text:span><text:span text:style-name="T7">on veut placer un bateau de taille 4. Il y a déjà un bateau de taille 2 et 3 qui sont placés respectivement en (0,1)(0,2) et (4,1)(4,2)(4,3). On place le bateau de taille 4 en (2,1) et on place les autres coordonnées en (1,1)(3,1). D’après l’algorithme nous ne pourrons jamais placer une nouvelle position et nous serons toujours en train d’essayer d’ajouter alors que c’est impossible.</text:span></text:p>
      <text:list xml:id="list175138799113141" text:continue-numbering="true" text:style-name="WWNum1">
        <text:list-item>
          <text:list>
            <text:list-item>
              <text:p text:style-name="P7"><text:span text:style-name="T1"><text:s/></text:span><text:span text:style-name="T2">Fait appel à la fonction de création Joueur avec un paramètre et pas 2 comme mentionné dans la spec</text:span></text:p>
            </text:list-item>
            <text:list-item>
              <text:p text:style-name="P8"><text:span text:style-name="T6">Erreur dans l’orthographe de la fonction ajouterBateaux qui devient ajouterBateau</text:span></text:p>
            </text:list-item>
            <text:list-item>
              <text:p text:style-name="P9"><text:span text:style-name="T6">Erreur la fonction getTaille n’existe pas mais taille existe pour flotte</text:span></text:p>
            </text:list-item>
            <text:list-item>
              <text:p text:style-name="P10"><text:span text:style-name="T6">D’après le main on ne fait les vérifications de qui a gagner après que les 2 joueurs aient jouer. Dans ce cas il est possible qu’il y ait une égalité (cas pas pris en compte dans le main)</text:span></text:p>
            </text:list-item>
          </text:list>
        </text:list-item>
      </text:list>
      <text:p text:style-name="P5"/>
      <text:p text:style-name="P5"/>
      <text:list xml:id="list175138981953073" text:continue-numbering="true" text:style-name="WWNum1">
        <text:list-item>
          <text:p text:style-name="P2"><text:span text:style-name="T1">CLASSE Grille</text:span></text:p>
          <text:list>
            <text:list-item>
              <text:p text:style-name="P6"><text:span text:style-name="T1">tirer() <text:s/>=&gt; Oubli dans la spécification : résultat “à l’eau” possible</text:span></text:p>
            </text:list-item>
          </text:list>
        </text:list-item>
      </text:list>
      <text:p text:style-name="P12"><text:span text:style-name="T1">=&gt; La spec ne mentionne pas la modification de la grille alors que c’est nécessaire</text:span></text:p>
      <text:list xml:id="list175140423318505" text:continue-numbering="true" text:style-name="WWNum1">
        <text:list-item>
          <text:list>
            <text:list-item>
              <text:p text:style-name="P6"><text:span text:style-name="T1">getBateau() =&gt; Oubli dans la spec : que faire en cas de coordonnées hors grille ?</text:span></text:p>
            </text:list-item>
            <text:list-item>
              <text:p text:style-name="P6"><text:span text:style-name="T1"/></text:p>
            </text:list-item>
          </text:list>
        </text:list-item>
      </text:list>
      <text:p text:style-name="P5"/>
      <text:p text:style-name="P5"/>
      <text:p text:style-name="P5"/>
      <text:list xml:id="list175138781213369" text:continue-numbering="true" text:style-name="WWNum1">
        <text:list-item>
          <text:p text:style-name="P2"><text:span text:style-name="T1">CLASSE Flotte</text:span></text:p>
          <text:list>
            <text:list-item>
              <text:p text:style-name="P6"><text:span text:style-name="T1">__init__() =&gt; “renvoie erreur si la flotte n'a pas été correctement remplacée” : qu’est-ce que remplacée?</text:span></text:p>
            </text:list-item>
            <text:list-item>
              <text:p text:style-name="P6"><text:span text:style-name="T1">AjouterBateau() =&gt; “Renvoie erreur si le bateau n'a pas été ajouté” dans quels cas le bateau n’est pas ajouté ?</text:span>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175139724941703" text:continue-numbering="true" text:style-name="WWNum1">
        <text:list-item>
          <text:p text:style-name="P2"><text:span text:style-name="T1">CLASSE Joueur </text:span></text:p>
          <text:list>
            <text:list-item>
              <text:p text:style-name="P6"><text:span text:style-name="T1">__init__() =&gt; “Initialise un joueur avec son nom passé en paramètre” : Que faire du paramètre tailleGrille ? </text:span></text:p>
            </text:list-item>
            <text:list-item>
              <text:p text:style-name="P6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font-name="Droid Sans" fo:font-family="'Droid Sans'" style:font-family-generic="roman" style:font-pitch="variable" fo:font-size="12pt" style:text-underline-style="none"/>
    </style:style>
    <style:style style:name="ListLabel_20_2" style:display-name="ListLabel 2" style:family="text">
      <style:text-properties style:font-name="Droid Sans" fo:font-family="'Droid Sans'" style:font-family-generic="roman" style:font-pitch="variable"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Droid Sans" fo:font-family="'Droid Sans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6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7T17:10:56.473487048</dc:date>
    <meta:editing-duration>PT1H38M51S</meta:editing-duration>
    <meta:editing-cycles>5</meta:editing-cycles>
    <meta:generator>LibreOffice/5.2.2.2$Linux_X86_64 LibreOffice_project/20m0$Build-2</meta:generator>
    <meta:document-statistic meta:table-count="0" meta:image-count="0" meta:object-count="0" meta:page-count="1" meta:paragraph-count="23" meta:word-count="346" meta:character-count="1934" meta:non-whitespace-character-count="1623"/>
  </office:meta>
</office:document-meta>
</file>